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0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1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3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5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7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28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0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31" style:parent-style-name="DefaultParagraphFont" style:family="text">
      <style:text-properties style:font-name="Liberation Mono" style:font-name-asian="Liberation Mono" style:font-name-complex="Liberation Mono" fo:color="#E6C07B" fo:font-size="10.5pt" style:font-size-asian="10.5pt" fo:background-color="#383B40"/>
    </style:style>
    <style:style style:name="T3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3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5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7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8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P40" style:parent-style-name="Normal" style:family="paragraph">
      <style:paragraph-properties fo:margin-bottom="0.1388in" fo:line-height="115%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45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/>
    </style:style>
    <style:style style:name="T74" style:parent-style-name="DefaultParagraphFont" style:family="text">
      <style:text-properties style:font-name-asian="Calibri" style:font-name-complex="Calibri"/>
    </style:style>
    <style:style style:name="T75" style:parent-style-name="DefaultParagraphFont" style:family="text">
      <style:text-properties style:font-name-asian="Calibri" style:font-name-complex="Calibri"/>
    </style:style>
    <style:style style:name="T76" style:parent-style-name="DefaultParagraphFont" style:family="text">
      <style:text-properties style:font-name-asian="Calibri" style:font-name-complex="Calibri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P80" style:parent-style-name="Normal" style:family="paragraph">
      <style:paragraph-properties fo:margin-bottom="0.1388in" fo:line-height="115%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-asian="Calibri" style:font-name-complex="Calibri"/>
    </style:style>
    <style:style style:name="T86" style:parent-style-name="DefaultParagraphFont" style:family="text">
      <style:text-properties style:font-name-asian="Calibri" style:font-name-complex="Calibri"/>
    </style:style>
    <style:style style:name="P87" style:parent-style-name="Normal" style:family="paragraph">
      <style:paragraph-properties fo:margin-bottom="0.1388in" fo:line-height="115%"/>
    </style:style>
    <style:style style:name="T88" style:parent-style-name="DefaultParagraphFont" style:family="text">
      <style:text-properties style:font-name-asian="Calibri" style:font-name-complex="Calibri"/>
    </style:style>
    <style:style style:name="P89" style:parent-style-name="Normal" style:family="paragraph">
      <style:paragraph-properties fo:margin-bottom="0.1388in" fo:line-height="115%"/>
    </style:style>
    <style:style style:name="T90" style:parent-style-name="DefaultParagraphFont" style:family="text">
      <style:text-properties style:font-name-asian="Calibri" style:font-name-complex="Calibri"/>
    </style:style>
    <style:style style:name="P9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DefaultParagraphFont" style:family="text">
      <style:text-properties style:font-name-asian="Calibri" style:font-name-complex="Calibri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/>
    </style:style>
    <style:style style:name="P98" style:parent-style-name="Normal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/>
    </style:style>
    <style:style style:name="P102" style:parent-style-name="Normal" style:family="paragraph">
      <style:paragraph-properties fo:margin-bottom="0.1388in" fo:line-height="115%"/>
    </style:style>
    <style:style style:name="P103" style:parent-style-name="Normal" style:family="paragraph">
      <style:paragraph-properties fo:margin-bottom="0.1388in" fo:line-height="115%"/>
    </style:style>
    <style:style style:name="P104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 1: What is<text:s/></text:span><text:span text:style-name="T9">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e to web pages, JavaScript gives web<text:s/></text:span><text:span text:style-name="T14">pages interactive elements that engage a user.</text:span></text:p>
      <text:p text:style-name="P15"><text:span text:style-name="T16">Q 2 : Print sum of 2 numbers using console.log().</text:span></text:p>
      <text:p text:style-name="P17"><text:span text:style-name="T18">Ans:<text:s/></text:span><text:span text:style-name="T19">const</text:span><text:span text:style-name="T20"><text:s/>num1 =<text:s/></text:span><text:span text:style-name="T21">5</text:span><text:span text:style-name="T22">;</text:span></text:p>
      <text:p text:style-name="Normal"><text:span text:style-name="T23">const</text:span><text:span text:style-name="T24"><text:s/>num2 =<text:s/></text:span><text:span text:style-name="T25">3</text:span><text:span text:style-name="T26">;</text:span></text:p>
      <text:p text:style-name="Normal"/>
      <text:p text:style-name="Normal"><text:span text:style-name="T27">// add two numbers</text:span></text:p>
      <text:p text:style-name="Normal"><text:span text:style-name="T28">const</text:span><text:span text:style-name="T29"><text:s/>sum = num1 + num2;</text:span></text:p>
      <text:p text:style-name="Normal"/>
      <text:p text:style-name="Normal"><text:span text:style-name="T30">// display the sum</text:span></text:p>
      <text:p text:style-name="Normal"><text:span text:style-name="T31">console</text:span><text:span text:style-name="T32">.log(</text:span><text:span text:style-name="T33">'The sum of '</text:span><text:span text:style-name="T34"><text:s/>+ num1 +<text:s/></text:span><text:span text:style-name="T35">' and '</text:span><text:span text:style-name="T36"><text:s/>+ num2 +<text:s/></text:span><text:span text:style-name="T37">'<text:s/></text:span><text:span text:style-name="T38">is: '</text:span><text:span text:style-name="T39"><text:s/>+ sum);</text:span></text:p>
      <text:p text:style-name="P40"/>
      <text:p text:style-name="P41"><text:span text:style-name="T42">Q 4 : How many ways are there to declare variable in JavaScript ?</text:span></text:p>
      <text:p text:style-name="Normal"><text:span text:style-name="T43">Ans :<text:s/></text:span><text:span text:style-name="T44">There are three ways to declare a variable in JavaScript. 1) By using 'var' keyword, 2) By using 'let' keyword, 3) By using 'const' keyword.</text:span></text:p>
      <text:p text:style-name="P45"/>
      <text:p text:style-name="P46"><text:span text:style-name="T47">Q 5: Declare a<text:s/></text:span><text:span text:style-name="T48">variable in javaScript using let.</text:span></text:p>
      <text:p text:style-name="P49"><text:span text:style-name="T50">Ans: let var_name = 36;</text:span></text:p>
      <text:p text:style-name="P51"><text:span text:style-name="T52">Q 6 : How to add <text:s/>single comment in JavaScript ?</text:span></text:p>
      <text:p text:style-name="P53"><text:span text:style-name="T54">Ans: //This is a comment.</text:span></text:p>
      <text:p text:style-name="P55"><text:span text:style-name="T56">Q 7: How to create an Array of integers in JavaScript ?</text:span></text:p>
      <text:p text:style-name="P57"><text:span text:style-name="T58">Ans: var/const a=[1,2,3,4,5];</text:span></text:p>
      <text:p text:style-name="P59"><text:span text:style-name="T60">Q 8: How many data types are there in</text:span><text:span text:style-name="T61"><text:s/>JavaScript ?</text:span></text:p>
      <text:p text:style-name="P62"><text:span text:style-name="T63">Ans: 5</text:span></text:p>
      <text:p text:style-name="P64"><text:span text:style-name="T65">Q 9: Why are loops used for in any programming <text:s/>language ?</text:span></text:p>
      <text:p text:style-name="P66"><text:span text:style-name="T67">Ans:</text:span></text:p>
      <text:soft-page-break/>
      <text:p text:style-name="P68"><text:span text:style-name="T69">Q 10: Name different types of Loops in JavaScript ?</text:span></text:p>
      <text:p text:style-name="P70"><text:span text:style-name="T71">Ans: for loop</text:span><text:span text:style-name="T72"><text:line-break/></text:span><text:span text:style-name="T73">for/in</text:span><text:span text:style-name="T74"><text:line-break/></text:span><text:span text:style-name="T75">for/of</text:span><text:span text:style-name="T76"><text:line-break/></text:span><text:span text:style-name="T77">while</text:span><text:span text:style-name="T78"><text:line-break/></text:span><text:span text:style-name="T79">do/while</text:span></text:p>
      <text:p text:style-name="P80"><text:span text:style-name="T81">Q 11: How to declare for loop in JavaScript ?</text:span></text:p>
      <text:p text:style-name="P82"><text:span text:style-name="T83">Ans:</text:span></text:p>
      <text:p text:style-name="P84"><text:span text:style-name="T85">Q 12: How many ways can y</text:span><text:span text:style-name="T86">ou print output in JavaScript?</text:span></text:p>
      <text:p text:style-name="P87"><text:span text:style-name="T88">Ans:</text:span></text:p>
      <text:p text:style-name="P89"><text:span text:style-name="T90">Q 13 : How to add Multi-Line Comments in JavaScript ?</text:span></text:p>
      <text:p text:style-name="P91">Ans:<text:s/>/* This is a<text:s/></text:p>
      <text:p text:style-name="P92"><text:span text:style-name="T93"><text:tab/>Multiline comment*/</text:span></text:p>
      <text:p text:style-name="P94"><text:span text:style-name="T95">Q 14: <text:s/>How to select an element from HTML by ID using JavaScript ? <text:s/></text:span></text:p>
      <text:p text:style-name="P96"><text:span text:style-name="T97">Ans :</text:span></text:p>
      <text:p text:style-name="P98"><text:span text:style-name="T99">Q 15: <text:s/>Write down JavaScript comparison operators ?</text:span></text:p>
      <text:p text:style-name="P100"><text:span text:style-name="T101">Ans :</text:span></text:p>
      <text:p text:style-name="P102"/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qra Ghani</dc:creator>
    <meta:creation-date>2021-10-04T12:58:00Z</meta:creation-date>
    <dc:date>2021-10-05T22:04:00Z</dc:date>
    <meta:template xlink:href="Normal" xlink:type="simple"/>
    <meta:editing-cycles>5</meta:editing-cycles>
    <meta:editing-duration>PT420S</meta:editing-duration>
    <meta:document-statistic meta:page-count="2" meta:paragraph-count="3" meta:word-count="261" meta:character-count="1748" meta:row-count="12" meta:non-whitespace-character-count="1490"/>
  </office:meta>
</office:document-meta>
</file>